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d46f9" style:font-size-asian="10pt" style:font-size-complex="10pt"/>
    </style:style>
    <style:style style:name="T4" style:family="text">
      <style:text-properties officeooo:rsid="034cdf3c"/>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8" style:family="text">
      <style:text-properties officeooo:rsid="038f6ea6"/>
    </style:style>
    <style:style style:name="T9" style:family="text">
      <style:text-properties officeooo:rsid="03905edc"/>
    </style:style>
    <style:style style:name="T10" style:family="text">
      <style:text-properties officeooo:rsid="0392364e"/>
    </style:style>
    <style:style style:name="T11" style:family="text">
      <style:text-properties officeooo:rsid="039d46f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0.1.1<text:span text:style-name="T11">6</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682030089792">
          <table:table-cell table:style-name="Tabelle3.A1" office:value-type="string">
            <text:h text:style-name="P17" text:outline-level="1"><text:bookmark-start text:name="__RefHeading___Toc1324_2343488134"/><text:span text:style-name="T5">A</text:span><text:span text:style-name="T6">dd</text:span><text:span text:style-name="T4"> menu - </text:span><text:span text:style-name="T6">G</text:span><text:span text:style-name="T7">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9"> A node group acts like any other node. </text:span></text:p>
      <text:p text:style-name="P10">Material node groups should not include Input nodes<text:span text:style-name="T9">,</text:span> like Image nodes<text:span text:style-name="T9">,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8">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8"> and in the Properties tab</text:span> in the Node panel<text:span text:style-name="T8">.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0">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d46f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text:span><text:span text:style-name="MT3">6</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11S</meta:editing-duration>
    <meta:editing-cycles>822</meta:editing-cycles>
    <meta:generator>LibreOffice/7.0.4.2$Windows_X86_64 LibreOffice_project/dcf040e67528d9187c66b2379df5ea4407429775</meta:generator>
    <dc:date>2021-03-29T09:21:28.136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